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0pt" officeooo:rsid="001e2fe6" officeooo:paragraph-rsid="0000f3c8" style:font-size-asian="10pt" style:font-size-complex="10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paragraph-rsid="0000f3c8" style:font-size-asian="14pt" style:font-size-complex="14pt"/>
    </style:style>
    <style:style style:name="P4" style:family="paragraph" style:parent-style-name="Standard">
      <style:text-properties fo:font-size="14pt" officeooo:paragraph-rsid="00023981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318c4" officeooo:paragraph-rsid="000318c4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6pt" style:font-size-asian="16pt" style:font-size-complex="16pt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text-properties fo:font-size="10pt" officeooo:paragraph-rsid="0000f3c8" style:font-size-asian="10pt" style:font-size-complex="10pt"/>
    </style:style>
    <style:style style:name="P9" style:family="paragraph" style:parent-style-name="Standard">
      <style:paragraph-properties fo:break-before="column"/>
      <style:text-properties fo:font-size="16pt" style:font-size-asian="16pt" style:font-size-complex="16pt"/>
    </style:style>
    <style:style style:name="P10" style:family="paragraph" style:parent-style-name="Standard"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0f3c8" style:font-weight-asian="bold" style:font-weight-complex="bold"/>
    </style:style>
    <style:style style:name="T3" style:family="text">
      <style:text-properties fo:font-weight="bold" officeooo:rsid="0031fc47" style:font-weight-asian="bold" style:font-weight-complex="bold"/>
    </style:style>
    <style:style style:name="T4" style:family="text">
      <style:text-properties fo:font-weight="bold" officeooo:rsid="0031b331" style:font-weight-asian="bold" style:font-weight-complex="bold"/>
    </style:style>
    <style:style style:name="T5" style:family="text">
      <style:text-properties fo:font-weight="bold" officeooo:rsid="0032c91e" style:font-weight-asian="bold" style:font-weight-complex="bold"/>
    </style:style>
    <style:style style:name="T6" style:family="text">
      <style:text-properties fo:font-weight="bold" officeooo:rsid="0004e1aa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04e1aa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officeooo:rsid="0000f3c8"/>
    </style:style>
    <style:style style:name="T11" style:family="text">
      <style:text-properties officeooo:rsid="0032c91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9">ΑΙΤΗΣΗ</text:span><text:tab/></text:p>
      <text:p text:style-name="P2"><text:tab/><text:tab/><text:tab/><text:tab/>Αναπληρωτές/τριες<text:tab/><text:tab/><text:tab/></text:p>
      <text:p text:style-name="P2"/>
      <text:p text:style-name="P3">Επώνυμο: <text:span text:style-name="T1">[LAST_NAME]</text:span></text:p>
      <text:p text:style-name="P3">Όνομα: <text:span text:style-name="T1">[FIRST_NAME]</text:span></text:p>
      <text:p text:style-name="P3">Πατρώνυμο: <text:span text:style-name="T1">[FATHER_NAME]</text:span></text:p>
      <text:p text:style-name="P3">Κλάδος: <text:span text:style-name="T1">[SPECIALTY]</text:span></text:p>
      <text:p text:style-name="P3">Σχολείο ή σχολεία <text:s/>που υπηρετώ: <text:span text:style-name="T1">[PRIMARY_SCHOOL]</text:span></text:p>
      <text:p text:style-name="P3">Δ/νση κατοικίας: <text:span text:style-name="T1">[HOME_ADDRESS]</text:span></text:p>
      <text:p text:style-name="P3">Τηλέφωνο: <text:span text:style-name="T1">[MOBILE_PHONE]</text:span></text:p>
      <text:p text:style-name="P2"/>
      <text:p text:style-name="P2"/>
      <text:p text:style-name="P2"/>
      <text:p text:style-name="P6"><text:span text:style-name="T1">ΘΕΜΑ</text:span>: <text:span text:style-name="T7">Χορήγηση ειδικής άδειας </text:span><text:span text:style-name="T8">γέννησης τέκνου</text:span><text:span text:style-name="T7"> σε αναπληρωτές /τριες</text:span></text:p>
      <text:p text:style-name="P2"/>
      <text:p text:style-name="P2"/>
      <text:p text:style-name="P2">1.Χορηγηθείσα ειδική άδεια τρέχοντος ημερολογιακού έτους:</text:p>
      <text:p text:style-name="P2">…………………………………………………………………ημέρ……..</text:p>
      <text:p text:style-name="P2">λόγω………………………………………………………………………</text:p>
      <text:p text:style-name="P9">ΠΡΟΣ</text:p>
      <text:p text:style-name="P2"/>
      <text:p text:style-name="P2"><text:span text:style-name="T10">Τον</text:span> κ. Δ/ντή <text:span text:style-name="T10">του 1ου ΕΠΑΛ Μοιρών</text:span></text:p>
      <text:p text:style-name="P2"/>
      <text:p text:style-name="P2">Παρακαλώ να μου χορηγήσετε ειδική άδεια </text:p>
      <text:p text:style-name="P4"><text:span text:style-name="T11">για </text:span><text:span text:style-name="T3">[DURATION]</text:span> <text:s/>από <text:span text:style-name="T4">[START_DATE]</text:span> μέχρι <text:span text:style-name="T5">[END_DATE]</text:span> λόγω:</text:p>
      <text:p text:style-name="P2"/>
      <text:p text:style-name="P3"><text:span text:style-name="T6">γ</text:span><text:span text:style-name="T1">έννησης </text:span><text:span text:style-name="T6">τ</text:span><text:span text:style-name="T1">έκνου</text:span> (σε πατέρα) (αθρ.10 της Εθν. Συλλογικής Σύμβασης, 2000-2001)</text:p>
      <text:p text:style-name="P2"/>
      <text:p text:style-name="P2"/>
      <text:p text:style-name="P2"/>
      <text:p text:style-name="P2">Ημερομηνία: ……………………………..</text:p>
      <text:p text:style-name="P2"/>
      <text:p text:style-name="P5">[APPLICAN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Λεζάντα1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Προεπιλεγμένη_20_γραμματοσειρά" style:display-name="Προεπιλεγμένη γραμματοσειρά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Προεπιλεγμένη_20_γραμματοσειρά1" style:display-name="Προεπιλεγμένη γραμματοσειρά1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e2fe6" officeooo:paragraph-rsid="0000f3c8" style:font-size-asian="10pt" style:font-size-complex="10pt"/>
    </style:style>
    <style:page-layout style:name="Mpm1">
      <style:page-layout-properties fo:page-width="210.01mm" fo:page-height="297mm" style:num-format="1" style:print-orientation="portrait" fo:margin-top="10mm" fo:margin-bottom="10mm" fo:margin-left="10mm" fo:margin-right="10mm" fo:background-color="#ffffff" style:writing-mode="lr-tb" style:layout-grid-color="#c0c0c0" style:layout-grid-lines="43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0%" style:footnote-max-height="0mm">
        <style:columns fo:column-count="2" fo:column-gap="12.49mm">
          <style:column style:rel-width="32767*" fo:start-indent="0mm" fo:end-indent="6.24mm"/>
          <style:column style:rel-width="32768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Αριθμός πρωτοκόλλου : </text:p>
        <text:p text:style-name="MP1">(συμπληρώνεται από το σχολείο)</text:p>
        <text:p text:style-name="MP1"/>
        <text:p text:style-name="MP1">______ / ____ - ____ - _______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5-03-31T09:21:00</meta:creation-date>
    <dc:creator>Ιωάννης Χαριτάκης</dc:creator>
    <dc:date>2017-10-31T07:21:49.193419208</dc:date>
    <meta:print-date>2008-03-21T14:22:00</meta:print-date>
    <meta:editing-cycles>6</meta:editing-cycles>
    <meta:editing-duration>PT16M14S</meta:editing-duration>
    <meta:generator>LibreOffice/5.3.6.1$Linux_X86_64 LibreOffice_project/30m0$Build-1</meta:generator>
    <meta:document-statistic meta:table-count="0" meta:image-count="0" meta:object-count="0" meta:page-count="1" meta:paragraph-count="23" meta:word-count="86" meta:character-count="729" meta:non-whitespace-character-count="654"/>
  </office:meta>
</office:document-meta>
</file>